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officeooo:paragraph-rsid="004e7e54"/>
    </style:style>
    <style:style style:name="P3" style:family="paragraph" style:parent-style-name="Heading_20_1">
      <style:paragraph-properties fo:line-height="150%"/>
      <style:text-properties style:font-name="Liberation Sans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bold" officeooo:rsid="004e7e54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bold" officeooo:rsid="00516cc4" officeooo:paragraph-rsid="0055e43a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3df57" officeooo:paragraph-rsid="0053df57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59b8f" officeooo:paragraph-rsid="00559b8f" style:font-name-asian="Noto Serif CJK SC" style:font-size-asian="14pt" style:font-weight-asian="normal" style:font-name-complex="FreeSans1" style:font-size-complex="14pt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officeooo:paragraph-rsid="0053df57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officeooo:paragraph-rsid="00559b8f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officeooo:rsid="00559b8f" officeooo:paragraph-rsid="00559b8f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officeooo:rsid="00559b8f" officeooo:paragraph-rsid="0055e43a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font-weight="bold" officeooo:rsid="00559b8f" officeooo:paragraph-rsid="00559b8f" style:font-weight-asian="bold" style:font-weight-complex="bold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officeooo:rsid="0055e43a" officeooo:paragraph-rsid="0055e43a"/>
    </style:style>
    <style:style style:name="T1" style:family="text">
      <style:text-properties officeooo:rsid="00516cc4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4ce2e4"/>
    </style:style>
    <style:style style:name="T5" style:family="text">
      <style:text-properties officeooo:rsid="004e345b"/>
    </style:style>
    <style:style style:name="T6" style:family="text">
      <style:text-properties officeooo:rsid="0041a84b"/>
    </style:style>
    <style:style style:name="T7" style:family="text">
      <style:text-properties fo:font-size="14pt" fo:font-weight="bold" officeooo:rsid="00448b24" style:font-name-asian="Liberation Serif" style:font-size-asian="14pt" style:font-weight-asian="bold" style:font-name-complex="Liberation Serif" style:font-size-complex="14pt" style:font-weight-complex="bold"/>
    </style:style>
    <style:style style:name="T8" style:family="text">
      <style:text-properties fo:font-size="14pt" fo:font-weight="bold" officeooo:rsid="0041a84b" style:font-name-asian="Liberation Serif" style:font-size-asian="14pt" style:font-weight-asian="bold" style:font-name-complex="Liberation Serif" style:font-size-complex="14pt" style:font-weight-complex="bold"/>
    </style:style>
    <style:style style:name="T9" style:family="text">
      <style:text-properties fo:font-size="14pt" fo:font-weight="normal" officeooo:rsid="0041a84b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fo:font-size="14pt" fo:font-weight="normal" officeooo:rsid="0053df57" style:font-name-asian="Liberation Serif" style:font-size-asian="14pt" style:font-weight-asian="normal" style:font-name-complex="Liberation Serif" style:font-size-complex="14pt" style:font-weight-complex="normal"/>
    </style:style>
    <style:style style:name="T11" style:family="text">
      <style:text-properties style:font-name="Liberation Sans" fo:font-size="14pt" fo:font-weight="bold" style:font-name-asian="Noto Serif CJK SC" style:font-size-asian="14pt" style:font-weight-asian="bold" style:font-name-complex="FreeSans1" style:font-size-complex="14pt" style:font-weight-complex="bold"/>
    </style:style>
    <style:style style:name="T12" style:family="text">
      <style:text-properties style:font-name="Liberation Sans" fo:font-size="14pt" fo:font-weight="normal" style:font-name-asian="Noto Serif CJK SC" style:font-size-asian="14pt" style:font-weight-asian="normal" style:font-name-complex="FreeSans1" style:font-size-complex="14pt" style:font-weight-complex="normal"/>
    </style:style>
    <style:style style:name="T13" style:family="text">
      <style:text-properties style:font-name="Liberation Sans" fo:font-size="14pt" fo:font-weight="normal" officeooo:rsid="005248d2" style:font-name-asian="Noto Serif CJK SC" style:font-size-asian="14pt" style:font-weight-asian="normal" style:font-name-complex="FreeSans1" style:font-size-complex="14pt" style:font-weight-complex="normal"/>
    </style:style>
    <style:style style:name="T14" style:family="text">
      <style:text-properties style:font-name="Liberation Sans" fo:font-size="14pt" fo:font-weight="normal" officeooo:rsid="00559b8f" style:font-name-asian="Noto Serif CJK SC" style:font-size-asian="14pt" style:font-weight-asian="normal" style:font-name-complex="FreeSans1" style:font-size-complex="14pt" style:font-weight-complex="normal"/>
    </style:style>
    <style:style style:name="T15" style:family="text">
      <style:text-properties style:font-name="Liberation Sans" fo:font-size="14pt" fo:font-weight="normal" officeooo:rsid="0055e43a" style:font-name-asian="Noto Serif CJK SC" style:font-size-asian="14pt" style:font-weight-asian="normal" style:font-name-complex="FreeSans1" style:font-size-complex="14pt" style:font-weight-complex="normal"/>
    </style:style>
    <style:style style:name="T16" style:family="text">
      <style:text-properties style:font-name="Liberation Sans" fo:font-size="14pt" fo:font-weight="normal" officeooo:rsid="0053df57" style:font-name-asian="Noto Serif CJK SC" style:font-size-asian="14pt" style:font-weight-asian="normal" style:font-name-complex="FreeSans1" style:font-size-complex="14pt" style:font-weight-complex="normal"/>
    </style:style>
    <style:style style:name="T17" style:family="text">
      <style:text-properties style:font-name="Liberation Sans" fo:font-size="14pt" style:font-name-asian="Noto Serif CJK SC" style:font-size-asian="14pt" style:font-name-complex="FreeSans1" style:font-size-complex="14pt"/>
    </style:style>
    <style:style style:name="T18" style:family="text">
      <style:text-properties style:font-name-asian="Noto Serif CJK SC" style:font-name-complex="FreeSans1"/>
    </style:style>
    <style:style style:name="T19" style:family="text">
      <style:text-properties officeooo:rsid="00559b8f" style:font-name-asian="Noto Serif CJK SC" style:font-name-complex="FreeSans1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516cc4" style:font-weight-asian="normal" style:font-weight-complex="normal"/>
    </style:style>
    <style:style style:name="T22" style:family="text">
      <style:text-properties fo:font-weight="normal" officeooo:rsid="005248d2" style:font-name-asian="Noto Serif CJK SC" style:font-weight-asian="normal" style:font-name-complex="FreeSans1" style:font-weight-complex="normal"/>
    </style:style>
    <style:style style:name="T23" style:family="text">
      <style:text-properties fo:font-weight="normal" officeooo:rsid="00559b8f" style:font-name-asian="Noto Serif CJK SC" style:font-weight-asian="normal" style:font-name-complex="FreeSans1" style:font-weight-complex="normal"/>
    </style:style>
    <style:style style:name="T24" style:family="text">
      <style:text-properties officeooo:rsid="0053df57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Objectif</text:span><text:span text:style-name="T7">s</text:span><text:span text:style-name="T9"> : </text:span><text:span text:style-name="T10">Egalité entre quotients</text:span></text:p>
      <text:h text:style-name="P3" text:outline-level="1">Déroulé</text:h>
      <text:list xml:id="list2192572797" text:style-name="L1">
        <text:list-item>
          <text:p text:style-name="P4">Questions flash<text:span text:style-name="T20"> </text:span><text:span text:style-name="T21">(10 min)</text:span></text:p>
          <text:p text:style-name="P6"><text:span text:style-name="T18">Dans le triangle ABC, rectangle en A, tel que AB = 3 cm et AC = 4 cm, quelle est la longueur de BC ? (réponse : 5 cm)</text:span></text:p>
          <text:p text:style-name="P8"><text:span text:style-name="T16">Dans le triangle DEF, rectangle en D, tel que DE = </text:span><text:span text:style-name="T14">12</text:span><text:span text:style-name="T16"> cm et EF = 1</text:span><text:span text:style-name="T14">3</text:span><text:span text:style-name="T16"> cm, quelle est la longueur de DF ? (réponse : </text:span><text:span text:style-name="T14">5</text:span><text:span text:style-name="T16"> cm)</text:span></text:p>
          <text:list>
            <text:list-header>
              <text:p text:style-name="P9"><text:span text:style-name="T14"/></text:p>
            </text:list-header>
          </text:list>
        </text:list-item>
        <text:list-item>
          <text:p text:style-name="P12"><text:span text:style-name="T17">Activité </text:span><text:span text:style-name="T12">égalité de quotients (20 min)</text:span></text:p>
          <text:p text:style-name="P10"><text:span text:style-name="T12">Dessiner trois carrés de même taille. Colorier/hachurer :</text:span></text:p>
          <text:list>
            <text:list-item>
              <text:p text:style-name="P10"><text:span text:style-name="T12">cinq neuvième de la surface du premier</text:span></text:p>
            </text:list-item>
            <text:list-item>
              <text:p text:style-name="P10"><text:span text:style-name="T12">dix dix-huitième de la surface du deuxième</text:span></text:p>
            </text:list-item>
            <text:list-item>
              <text:p text:style-name="P10"><text:span text:style-name="T12">vingt trente-sixième de la surface du troisième</text:span></text:p>
            </text:list-item>
          </text:list>
          <text:p text:style-name="P10"><text:span text:style-name="T12">Que pouvez-vous dire de ces trois fractions </text:span><text:span text:style-name="T12"><draw:frame draw:style-name="fr1" draw:name="Object1" text:anchor-type="as-char" svg:y="-0.2827in" svg:width="0.8811in" svg:height="0.4543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 ?</text:span></text:p>
          <text:p text:style-name="P10"><text:span text:style-name="T12"/></text:p>
        </text:list-item>
        <text:list-item>
          <text:p text:style-name="P10"><text:span text:style-name="T11">Institutionnalisation</text:span><text:span text:style-name="T12"> égalité de quotients </text:span><text:span text:style-name="T15">(15 min)</text:span></text:p>
          <text:p text:style-name="P10"><text:span text:style-name="T15"/></text:p>
        </text:list-item>
        <text:list-item>
          <text:p text:style-name="P5"><text:span text:style-name="T19">Correction TaF</text:span><text:span text:style-name="T22"> (</text:span><text:span text:style-name="T23">1</text:span><text:span text:style-name="T22">0 min)</text:span></text:p>
          <text:list>
            <text:list-item>
              <text:p text:style-name="P11"><text:span text:style-name="T12">ex 18 p. 58</text:span></text:p>
            </text:list-item>
            <text:list-item>
              <text:p text:style-name="P11"><text:span text:style-name="T12">ex 19 p. 58</text:span></text:p>
              <text:p text:style-name="P11"><text:span text:style-name="T12"/></text:p>
            </text:list-item>
          </text:list>
        </text:list-item>
        <text:list-item>
          <text:p text:style-name="P12"><text:span text:style-name="T17">TaF</text:span></text:p>
          <text:p text:style-name="P13"><text:span text:style-name="T12">ex 20 p. 59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date-style style:name="N129">
      <number:day number:calendar="jewish"/>
      <number:text> </number:text>
      <number:month number:calendar="jewish" number:style="long" number:textual="true"/>
    </number:date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date-style style:name="N11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date-style style:name="N112">
      <number:month number:calendar="jewish" number:style="long" number:textual="true"/>
    </number:date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date-style style:name="N109">
      <number:month number:calendar="jewish" number:style="long" number:textual="true"/>
      <number:text> </number:text>
      <number:day number:calendar="jewish"/>
    </number:date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516cc4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4ce2e4"/>
    </style:style>
    <style:style style:name="MT5" style:family="text">
      <style:text-properties officeooo:rsid="004e345b"/>
    </style:style>
    <style:style style:name="MT6" style:family="text">
      <style:text-properties officeooo:rsid="0053df57"/>
    </style:style>
    <style:style style:name="MT7" style:family="text">
      <style:text-properties officeooo:rsid="0041a84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1">5</text:span><text:span text:style-name="MT4"> – </text:span><text:span text:style-name="MT5">Nombres </text:span><text:span text:style-name="MT1">rationnels</text:span><text:tab/><text:span text:style-name="MT3">Séance </text:span><text:span text:style-name="MT6">3</text:span><text:span text:style-name="MT1"> (</text:span><text:span text:style-name="MT6">1</text:span><text:span text:style-name="MT1">h) </text:span><text:span text:style-name="MT7">- </text:span><text:span text:style-name="MT1">1</text:span><text:span text:style-name="MT6">7</text:span><text:span text:style-name="MT7">/</text:span><text:span text:style-name="MT5">1</text:span><text:span text:style-name="MT1">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1-16T16:28:32.900362500</dc:date>
    <meta:editing-duration>PT9H54M44S</meta:editing-duration>
    <meta:editing-cycles>41</meta:editing-cycles>
    <meta:generator>LibreOffice/7.3.7.2$Linux_X86_64 LibreOffice_project/30$Build-2</meta:generator>
    <meta:document-statistic meta:table-count="0" meta:image-count="0" meta:object-count="1" meta:page-count="1" meta:paragraph-count="22" meta:word-count="163" meta:character-count="756" meta:non-whitespace-character-count="628"/>
  </office:meta>
</office:document-meta>
</file>

<file path=Object 1/content.xml><?xml version="1.0" encoding="utf-8"?>
<math xmlns="http://www.w3.org/1998/Math/MathML" display="block">
  <semantics>
    <mrow>
      <mfrac>
        <mn>5</mn>
        <mn>9</mn>
      </mfrac>
      <mi>;</mi>
      <mfrac>
        <mn>10</mn>
        <mn>18</mn>
      </mfrac>
      <mi>;</mi>
      <mfrac>
        <mn>20</mn>
        <mn>36</mn>
      </mfrac>
    </mrow>
    <annotation encoding="StarMath 5.0">5 over 9 ; 10 over 18 ; 20 over 36</annotation>
  </semantics>
</math>
</file>